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5.038cm"/>
    </style:style>
    <style:style style:name="co19" style:family="table-column">
      <style:table-column-properties fo:break-before="auto" style:column-width="2.886cm"/>
    </style:style>
    <style:style style:name="co20" style:family="table-column">
      <style:table-column-properties fo:break-before="auto" style:column-width="0.843cm"/>
    </style:style>
    <style:style style:name="co21" style:family="table-column">
      <style:table-column-properties fo:break-before="auto" style:column-width="3.076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3.212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3.893cm"/>
    </style:style>
    <style:style style:name="co27" style:family="table-column">
      <style:table-column-properties fo:break-before="auto" style:column-width="2.995cm"/>
    </style:style>
    <style:style style:name="co28" style:family="table-column">
      <style:table-column-properties fo:break-before="auto" style:column-width="3.022cm"/>
    </style:style>
    <style:style style:name="co29" style:family="table-column">
      <style:table-column-properties fo:break-before="auto" style:column-width="4.329cm"/>
    </style:style>
    <style:style style:name="co30" style:family="table-column">
      <style:table-column-properties fo:break-before="auto" style:column-width="0.817cm"/>
    </style:style>
    <style:style style:name="co31" style:family="table-column">
      <style:table-column-properties fo:break-before="auto" style:column-width="4.03cm"/>
    </style:style>
    <style:style style:name="co32" style:family="table-column">
      <style:table-column-properties fo:break-before="auto" style:column-width="1.307cm"/>
    </style:style>
    <style:style style:name="co33" style:family="table-column">
      <style:table-column-properties fo:break-before="auto" style:column-width="3.267cm"/>
    </style:style>
    <style:style style:name="co34" style:family="table-column">
      <style:table-column-properties fo:break-before="auto" style:column-width="3.35cm"/>
    </style:style>
    <style:style style:name="co35" style:family="table-column">
      <style:table-column-properties fo:break-before="auto" style:column-width="4.276cm"/>
    </style:style>
    <style:style style:name="co36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3.457cm"/>
    </style:style>
    <style:style style:name="co39" style:family="table-column">
      <style:table-column-properties fo:break-before="auto" style:column-width="3.512cm"/>
    </style:style>
    <style:style style:name="co40" style:family="table-column">
      <style:table-column-properties fo:break-before="auto" style:column-width="3.866cm"/>
    </style:style>
    <style:style style:name="co41" style:family="table-column">
      <style:table-column-properties fo:break-before="auto" style:column-width="0.788cm"/>
    </style:style>
    <style:style style:name="co42" style:family="table-column">
      <style:table-column-properties fo:break-before="auto" style:column-width="0.762cm"/>
    </style:style>
    <style:style style:name="co43" style:family="table-column">
      <style:table-column-properties fo:break-before="auto" style:column-width="3.731cm"/>
    </style:style>
    <style:style style:name="co44" style:family="table-column">
      <style:table-column-properties fo:break-before="auto" style:column-width="2.341cm"/>
    </style:style>
    <style:style style:name="co45" style:family="table-column">
      <style:table-column-properties fo:break-before="auto" style:column-width="3.376cm"/>
    </style:style>
    <style:style style:name="co46" style:family="table-column">
      <style:table-column-properties fo:break-before="auto" style:column-width="3.838cm"/>
    </style:style>
    <style:style style:name="co47" style:family="table-column">
      <style:table-column-properties fo:break-before="auto" style:column-width="1.0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order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_repertorio" table:style-name="ta1" table:print-ranges="form_repertorio.A1:form_repertorio.J23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Default"/>
        <table:table-column table:style-name="co5" table:default-cell-style-name="ce6"/>
        <table:table-column table:style-name="co5" table:default-cell-style-name="ce43"/>
        <table:table-column table:style-name="co5" table:default-cell-style-name="ce42"/>
        <table:table-column table:style-name="co6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ricezione_istanza</text:p>
          </table:table-cell>
          <table:covered-table-cell table:style-name="ce1"/>
          <table:covered-table-cell table:style-name="Default"/>
          <table:covered-table-cell/>
          <table:covered-table-cell table:number-columns-repeated="3" table:style-name="Default"/>
          <table:covered-table-cell table:number-columns-repeated="3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  <table:table-cell table:style-name="ce4" table:number-columns-repeated="5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  <table:table-cell table:style-name="ce29" table:number-columns-repeated="54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tipo_oggetto</text:p>
          </table:table-cell>
          <table:table-cell office:value-type="string" calcext:value-type="string">
            <text:p>lettura</text:p>
          </table:table-cell>
          <table:table-cell/>
          <table:table-cell table:style-name="ce54" office:value-type="string" calcext:value-type="string">
            <text:p>presa_carico</text:p>
          </table:table-cell>
          <table:table-cell table:style-name="ce43" office:value-type="string" calcext:value-type="string">
            <text:p>Like No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codice_oggett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descrizione_oggett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in_caric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nuovi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sostituzione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circoscri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riparazione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mai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esuber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stato_arred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2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richiesta_note_oggett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referente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class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alliev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/>
          <table:table-cell table:style-name="ce46" table:number-columns-repeated="2"/>
          <table:table-cell table:number-columns-repeated="54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43" office:value-type="string" calcext:value-type="string">
            <text:p>richiesta_tipo</text:p>
          </table:table-cell>
          <table:table-cell office:value-type="string" calcext:value-type="string">
            <text:p>lettura</text:p>
          </table:table-cell>
          <table:table-cell table:style-name="ce46" table:number-columns-repeated="7"/>
          <table:table-cell table:number-columns-repeated="54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43" office:value-type="string" calcext:value-type="string">
            <text:p>richiesta_compilatore</text:p>
          </table:table-cell>
          <table:table-cell office:value-type="string" calcext:value-type="string">
            <text:p>lettura</text:p>
          </table:table-cell>
          <table:table-cell table:style-name="ce46" table:number-columns-repeated="5"/>
          <table:table-cell table:number-columns-repeated="56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43" office:value-type="string" calcext:value-type="string">
            <text:p>data_invio_richiesta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ricezione</text:p>
          </table:table-cell>
          <table:table-cell table:style-name="ce43" office:value-type="string" calcext:value-type="string">
            <text:p>aggiornamento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presa_carico</text:p>
          </table:table-cell>
          <table:table-cell table:style-name="ce43" office:value-type="string" calcext:value-type="string">
            <text:p>aggiornamento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presa_carico</text:p>
          </table:table-cell>
          <table:table-cell office:value-type="string" calcext:value-type="string">
            <text:p>aggiornamento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epertorio_richiesta</text:p>
          </table:table-cell>
          <table:table-cell office:value-type="string" calcext:value-type="string">
            <text:p>aggiornamento</text:p>
          </table:table-cell>
          <table:table-cell/>
          <table:table-cell table:style-name="Default" table:number-columns-repeated="3"/>
          <table:table-cell table:number-columns-repeated="57"/>
        </table:table-row>
      </table:table>
      <table:table table:name="form_verifica" table:style-name="ta1" table:print-ranges="form_verifica.A1:form_verifica.J25">
        <table:table-column table:style-name="co9" table:default-cell-style-name="ce42"/>
        <table:table-column table:style-name="co10" table:default-cell-style-name="ce42"/>
        <table:table-column table:style-name="co1" table:default-cell-style-name="ce42"/>
        <table:table-column table:style-name="co11" table:default-cell-style-name="Default"/>
        <table:table-column table:style-name="co5" table:default-cell-style-name="ce6"/>
        <table:table-column table:style-name="co5" table:default-cell-style-name="ce43"/>
        <table:table-column table:style-name="co8" table:default-cell-style-name="ce42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verifica_istanza</text:p>
          </table:table-cell>
          <table:covered-table-cell table:style-name="ce1"/>
          <table:covered-table-cell table:style-name="Default"/>
          <table:covered-table-cell/>
          <table:covered-table-cell table:number-columns-repeated="3" table:style-name="Default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tipo_oggetto</text:p>
          </table:table-cell>
          <table:table-cell office:value-type="string" calcext:value-type="string">
            <text:p>lettura</text:p>
          </table:table-cell>
          <table:table-cell/>
          <table:table-cell table:style-name="ce54" office:value-type="string" calcext:value-type="string">
            <text:p>presa_carico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3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codice_oggett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style-name="ce54" office:value-type="string" calcext:value-type="string">
            <text:p>richiesta_corretta</text:p>
          </table:table-cell>
          <table:table-cell table:style-name="ce43" office:value-type="string" calcext:value-type="string">
            <text:p>Like N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descrizione_oggett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in_caric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nuovi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sostituzione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circoscri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riparazione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mai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esuber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stato_arred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2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richiesta_note_oggetto</text:p>
          </table:table-cell>
          <table:table-cell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referente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class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alliev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/>
          <table:table-cell table:style-name="ce46"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43" office:value-type="string" calcext:value-type="string">
            <text:p>richiesta_tipo</text:p>
          </table:table-cell>
          <table:table-cell office:value-type="string" calcext:value-type="string">
            <text:p>lettura</text:p>
          </table:table-cell>
          <table:table-cell table:style-name="ce46"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43" office:value-type="string" calcext:value-type="string">
            <text:p>richiesta_compilatore</text:p>
          </table:table-cell>
          <table:table-cell office:value-type="string" calcext:value-type="string">
            <text:p>lettura</text:p>
          </table:table-cell>
          <table:table-cell table:style-name="ce46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43" office:value-type="string" calcext:value-type="string">
            <text:p>data_invio_richiesta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presa_carico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presa_carico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ichiesta_corretta</text:p>
          </table:table-cell>
          <table:table-cell table:style-name="ce6" office:value-type="string" calcext:value-type="string">
            <text:p>aggiornamento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motivazione_noncorretta</text:p>
          </table:table-cell>
          <table:table-cell table:style-name="ce6" office:value-type="string" calcext:value-type="string">
            <text:p>aggiornamento</text:p>
          </table:table-cell>
          <table:table-cell/>
          <table:table-cell table:style-name="Default" table:number-columns-repeated="3"/>
          <table:table-cell table:number-columns-repeated="3"/>
        </table:table-row>
      </table:table>
      <table:table table:name="form_istruttoggetti" table:style-name="ta1" table:print-ranges="form_istruttoggetti.A1:form_istruttoggetti.J20">
        <table:table-column table:style-name="co14" table:default-cell-style-name="Default"/>
        <table:table-column table:style-name="co15" table:default-cell-style-name="Default"/>
        <table:table-column table:style-name="co3" table:default-cell-style-name="ce5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istruttoria_istanza</text:p>
          </table:table-cell>
          <table:covered-table-cell table:style-name="ce1"/>
          <table:covered-table-cell table:style-name="ce28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39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plesso_codice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oggetti_fornitura</text:p>
          </table:table-cell>
          <table:table-cell table:style-name="ce43" office:value-type="string" calcext:value-type="string">
            <text:p>tipo_oggetto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54" office:value-type="string" calcext:value-type="string">
            <text:p>richiesta_corretta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plesso_denominazione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oggetti_fornitura</text:p>
          </table:table-cell>
          <table:table-cell table:style-name="ce43" office:value-type="string" calcext:value-type="string">
            <text:p>codice_oggetto</text:p>
          </table:table-cell>
          <table:table-cell table:style-name="ce42" office:value-type="string" calcext:value-type="string">
            <text:p>lettura</text:p>
          </table:table-cell>
          <table:table-cell table:style-name="ce47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No</text:p>
          </table:table-cell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plesso_indirizzo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oggetti_fornitura</text:p>
          </table:table-cell>
          <table:table-cell table:style-name="ce43" office:value-type="string" calcext:value-type="string">
            <text:p>descrizione_oggetto</text:p>
          </table:table-cell>
          <table:table-cell table:style-name="ce42"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ordine_scolastico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43" office:value-type="string" calcext:value-type="string">
            <text:p>oggetto__in_carico</text:p>
          </table:table-cell>
          <table:table-cell table:style-name="ce42"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tipo_gestione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43" office:value-type="string" calcext:value-type="string">
            <text:p>oggetto__nuovi</text:p>
          </table:table-cell>
          <table:table-cell table:style-name="ce42"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plesso_referente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43" office:value-type="string" calcext:value-type="string">
            <text:p>oggetto__sostituzione</text:p>
          </table:table-cell>
          <table:table-cell table:style-name="ce42"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n_classi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43" office:value-type="string" calcext:value-type="string">
            <text:p>oggetto__riparazione</text:p>
          </table:table-cell>
          <table:table-cell table:style-name="ce42"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n_allievi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43" office:value-type="string" calcext:value-type="string">
            <text:p>oggetto__esubero</text:p>
          </table:table-cell>
          <table:table-cell table:style-name="ce42"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43" office:value-type="string" calcext:value-type="string">
            <text:p>richiesta_tipo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43" office:value-type="string" calcext:value-type="string">
            <text:p>stato_arredo</text:p>
          </table:table-cell>
          <table:table-cell table:style-name="ce42"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43" office:value-type="string" calcext:value-type="string">
            <text:p>richiesta_compilatore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43" office:value-type="string" calcext:value-type="string">
            <text:p>richiesta_note_oggetto</text:p>
          </table:table-cell>
          <table:table-cell table:style-name="ce42" office:value-type="string" calcext:value-type="string">
            <text:p>lettura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43" office:value-type="string" calcext:value-type="string">
            <text:p>data_invio_richiesta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56" office:value-type="string" calcext:value-type="string">
            <text:p>fornitura_nuovi</text:p>
          </table:table-cell>
          <table:table-cell table:style-name="ce42"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data_ricezione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56" office:value-type="string" calcext:value-type="string">
            <text:p>fornitura_sostituzione</text:p>
          </table:table-cell>
          <table:table-cell table:style-name="ce42" office:value-type="string" calcext:value-type="string">
            <text:p>aggiornamento</text:p>
          </table:table-cell>
          <table:table-cell/>
          <table:table-cell table:style-name="ce46" table:number-columns-repeated="2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repertorio_richiesta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56" office:value-type="string" calcext:value-type="string">
            <text:p>riparazione</text:p>
          </table:table-cell>
          <table:table-cell table:style-name="ce42" office:value-type="string" calcext:value-type="string">
            <text:p>aggiornamento</text:p>
          </table:table-cell>
          <table:table-cell/>
          <table:table-cell table:style-name="ce46" table:number-columns-repeated="2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richiesta_corretta</text:p>
          </table:table-cell>
          <table:table-cell table:style-name="ce42" office:value-type="string" calcext:value-type="string">
            <text:p>lettura</text:p>
          </table:table-cell>
          <table:table-cell table:style-name="ce46"/>
          <table:table-cell table:style-name="ce6" office:value-type="string" calcext:value-type="string">
            <text:p>richiesta_dettaglio</text:p>
          </table:table-cell>
          <table:table-cell table:style-name="ce56" office:value-type="string" calcext:value-type="string">
            <text:p>recupero</text:p>
          </table:table-cell>
          <table:table-cell table:style-name="ce42" office:value-type="string" calcext:value-type="string">
            <text:p>aggiornamento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istruttoria_esito</text:p>
          </table:table-cell>
          <table:table-cell table:style-name="ce42" office:value-type="string" calcext:value-type="string">
            <text:p>aggiornamento</text:p>
          </table:table-cell>
          <table:table-cell table:style-name="ce46"/>
          <table:table-cell table:style-name="ce6" office:value-type="string" calcext:value-type="string">
            <text:p>richiesta_dettaglio</text:p>
          </table:table-cell>
          <table:table-cell table:style-name="ce56" office:value-type="string" calcext:value-type="string">
            <text:p>istruttoria_esito_note</text:p>
          </table:table-cell>
          <table:table-cell table:style-name="ce42" office:value-type="string" calcext:value-type="string">
            <text:p>aggiornamento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chiusura_richiesta</text:p>
          </table:table-cell>
          <table:table-cell table:style-name="ce42" office:value-type="string" calcext:value-type="string">
            <text:p>aggiornamento</text:p>
          </table:table-cell>
          <table:table-cell/>
          <table:table-cell table:style-name="ce6" office:value-type="string" calcext:value-type="string">
            <text:p>richiesta_dettaglio</text:p>
          </table:table-cell>
          <table:table-cell table:style-name="ce56" office:value-type="string" calcext:value-type="string">
            <text:p>istruttoria_esito</text:p>
          </table:table-cell>
          <table:table-cell table:style-name="ce42"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sopralluogo</text:p>
          </table:table-cell>
          <table:table-cell table:style-name="ce42" office:value-type="string" calcext:value-type="string">
            <text:p>aggiornamento</text:p>
          </table:table-cell>
          <table:table-cell table:number-columns-repeated="7"/>
        </table:table-row>
        <table:table-row table:style-name="ro2" table:number-rows-repeated="104855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m_chiusura" table:style-name="ta1" table:print-ranges="form_chiusura.A1:form_chiusura.J21">
        <table:table-column table:style-name="co23" table:default-cell-style-name="ce42"/>
        <table:table-column table:style-name="co24" table:default-cell-style-name="ce42"/>
        <table:table-column table:style-name="co25" table:default-cell-style-name="ce42"/>
        <table:table-column table:style-name="co11" table:default-cell-style-name="Default"/>
        <table:table-column table:style-name="co23" table:default-cell-style-name="ce6"/>
        <table:table-column table:style-name="co26" table:default-cell-style-name="ce43"/>
        <table:table-column table:style-name="co27" table:default-cell-style-name="ce42"/>
        <table:table-column table:style-name="co16" table:default-cell-style-name="ce47"/>
        <table:table-column table:style-name="co1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istruttoria_fine</text:p>
          </table:table-cell>
          <table:covered-table-cell table:style-name="ce1"/>
          <table:covered-table-cell table:style-name="ce28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39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tipo_oggetto</text:p>
          </table:table-cell>
          <table:table-cell office:value-type="string" calcext:value-type="string">
            <text:p>lettura</text:p>
          </table:table-cell>
          <table:table-cell table:style-name="Default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No</text:p>
          </table:table-cell>
        </table:table-row>
        <table:table-row table:style-name="ro3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codice_oggetto</text:p>
          </table:table-cell>
          <table:table-cell office:value-type="string" calcext:value-type="string">
            <text:p>lettura</text:p>
          </table:table-cell>
          <table:table-cell/>
          <table:table-cell table:style-name="ce54" office:value-type="string" calcext:value-type="string">
            <text:p>trasmissione_esito</text:p>
          </table:table-cell>
          <table:table-cell table:style-name="ce54" office:value-type="string" calcext:value-type="string">
            <text:p>Like “Da Trasmettere”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descrizione_oggetto</text:p>
          </table:table-cell>
          <table:table-cell office:value-type="string" calcext:value-type="string">
            <text:p>let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in_carico</text:p>
          </table:table-cell>
          <table:table-cell office:value-type="string" calcext:value-type="string">
            <text:p>let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nuovi</text:p>
          </table:table-cell>
          <table:table-cell office:value-type="string" calcext:value-type="string">
            <text:p>let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referent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sostituzione</text:p>
          </table:table-cell>
          <table:table-cell office:value-type="string" calcext:value-type="string">
            <text:p>let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classi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riparazione</text:p>
          </table:table-cell>
          <table:table-cell office:value-type="string" calcext:value-type="string">
            <text:p>let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allievi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esubero</text:p>
          </table:table-cell>
          <table:table-cell office:value-type="string" calcext:value-type="string">
            <text:p>let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43" office:value-type="string" calcext:value-type="string">
            <text:p>richiesta_tip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stato_arredo</text:p>
          </table:table-cell>
          <table:table-cell office:value-type="string" calcext:value-type="string">
            <text:p>let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43" office:value-type="string" calcext:value-type="string">
            <text:p>richiesta_compilator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richiesta_note_oggetto</text:p>
          </table:table-cell>
          <table:table-cell office:value-type="string" calcext:value-type="string">
            <text:p>let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43" office:value-type="string" calcext:value-type="string">
            <text:p>data_invio_richiesta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table:style-name="ce56" office:value-type="string" calcext:value-type="string">
            <text:p>fornitura_nuovi</text:p>
          </table:table-cell>
          <table:table-cell office:value-type="string" calcext:value-type="string">
            <text:p>lettura</text:p>
          </table:table-cell>
          <table:table-cell table:style-name="Default"/>
          <table:table-cell table:style-name="ce46"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table:style-name="ce56" office:value-type="string" calcext:value-type="string">
            <text:p>fornitura_sostituzione</text:p>
          </table:table-cell>
          <table:table-cell office:value-type="string" calcext:value-type="string">
            <text:p>lettura</text:p>
          </table:table-cell>
          <table:table-cell table:style-name="Default"/>
          <table:table-cell table:style-name="ce46"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table:style-name="ce56" office:value-type="string" calcext:value-type="string">
            <text:p>riparazione</text:p>
          </table:table-cell>
          <table:table-cell office:value-type="string" calcext:value-type="string">
            <text:p>lettura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ichiesta_corretta</text:p>
          </table:table-cell>
          <table:table-cell office:value-type="string" calcext:value-type="string">
            <text:p>lettura</text:p>
          </table:table-cell>
          <table:table-cell table:style-name="ce46"/>
          <table:table-cell office:value-type="string" calcext:value-type="string">
            <text:p>richiesta_dettaglio</text:p>
          </table:table-cell>
          <table:table-cell table:style-name="ce56" office:value-type="string" calcext:value-type="string">
            <text:p>recupero</text:p>
          </table:table-cell>
          <table:table-cell office:value-type="string" calcext:value-type="string">
            <text:p>lettura</text:p>
          </table:table-cell>
          <table:table-cell table:style-name="ce46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istruttoria_esito</text:p>
          </table:table-cell>
          <table:table-cell office:value-type="string" calcext:value-type="string">
            <text:p>aggiornamento</text:p>
          </table:table-cell>
          <table:table-cell table:style-name="ce46"/>
          <table:table-cell office:value-type="string" calcext:value-type="string">
            <text:p>richiesta_dettaglio</text:p>
          </table:table-cell>
          <table:table-cell table:style-name="ce56" office:value-type="string" calcext:value-type="string">
            <text:p>istruttoria_esito_note</text:p>
          </table:table-cell>
          <table:table-cell office:value-type="string" calcext:value-type="string">
            <text:p>lettura</text:p>
          </table:table-cell>
          <table:table-cell table:style-name="ce46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chiusura_richiesta</text:p>
          </table:table-cell>
          <table:table-cell office:value-type="string" calcext:value-type="string">
            <text:p>aggiornamento</text:p>
          </table:table-cell>
          <table:table-cell/>
          <table:table-cell office:value-type="string" calcext:value-type="string">
            <text:p>richiesta_dettaglio</text:p>
          </table:table-cell>
          <table:table-cell table:style-name="ce56" office:value-type="string" calcext:value-type="string">
            <text:p>istruttoria_esito</text:p>
          </table:table-cell>
          <table:table-cell office:value-type="string" calcext:value-type="string">
            <text:p>lettura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sopralluogo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trasmissione_esito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2"/>
        </table:table-row>
      </table:table>
      <table:table table:name="form_elenco_davalidare" table:style-name="ta1" table:print-ranges="form_elenco_davalidare.A1:form_elenco_davalidare.J14">
        <table:table-column table:style-name="co28" table:default-cell-style-name="ce42"/>
        <table:table-column table:style-name="co29" table:default-cell-style-name="ce42"/>
        <table:table-column table:style-name="co8" table:default-cell-style-name="ce42"/>
        <table:table-column table:style-name="co11" table:default-cell-style-name="Default"/>
        <table:table-column table:style-name="co8" table:number-columns-repeated="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elenco_richieste_davalidare</text:p>
          </table:table-cell>
          <table:covered-table-cell table:style-name="ce1"/>
          <table:covered-table-cell table:style-name="Default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 table:number-columns-repeated="5"/>
          <table:table-cell table:style-name="ce54" office:value-type="string" calcext:value-type="string">
            <text:p>presa_carico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style-name="ce54" office:value-type="string" calcext:value-type="string">
            <text:p>richiesta_corretta</text:p>
          </table:table-cell>
          <table:table-cell table:style-name="ce43" office:value-type="string" calcext:value-type="string">
            <text:p>Like N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ichiesta_corret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</table:table>
      <table:table table:name="form_elenco_daistruire" table:style-name="ta1" table:print-ranges="form_elenco_daistruire.A1:form_elenco_daistruire.J15">
        <table:table-column table:style-name="co27" table:default-cell-style-name="ce42"/>
        <table:table-column table:style-name="co31" table:default-cell-style-name="ce42"/>
        <table:table-column table:style-name="co8" table:default-cell-style-name="ce42"/>
        <table:table-column table:style-name="co32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elenco_richieste_daistruire</text:p>
          </table:table-cell>
          <table:covered-table-cell table:style-name="ce1"/>
          <table:covered-table-cell table:style-name="Default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 table:number-columns-repeated="5"/>
          <table:table-cell table:style-name="ce54" office:value-type="string" calcext:value-type="string">
            <text:p>richiesta_corretta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N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ichiesta_corret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chiusura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</table:table>
      <table:table table:name="form_elenco_istruite" table:style-name="ta1" table:print-ranges="form_elenco_istruite.A1:form_elenco_istruite.J15">
        <table:table-column table:style-name="co27" table:default-cell-style-name="ce42"/>
        <table:table-column table:style-name="co31" table:default-cell-style-name="ce42"/>
        <table:table-column table:style-name="co8" table:default-cell-style-name="ce42"/>
        <table:table-column table:style-name="co32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elenco_richieste_istruite</text:p>
          </table:table-cell>
          <table:covered-table-cell table:style-name="ce1"/>
          <table:covered-table-cell table:style-name="Default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 table:number-columns-repeated="5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data_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richiesta_corret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54" office:value-type="string" calcext:value-type="string">
            <text:p>chiusura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</table:table>
      <table:table table:name="form_elenco sopralfare" table:style-name="ta1" table:print-ranges="'form_elenco sopralfare'.A1:'form_elenco sopralfare'.J16">
        <table:table-column table:style-name="co27" table:default-cell-style-name="ce42"/>
        <table:table-column table:style-name="co31" table:default-cell-style-name="ce54"/>
        <table:table-column table:style-name="co8" table:default-cell-style-name="ce42"/>
        <table:table-column table:style-name="co8" table:number-columns-repeated="5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elenco_sopralluogo_dafare</text:p>
          </table:table-cell>
          <table:covered-table-cell table:style-name="ce1"/>
          <table:covered-table-cell table:style-name="Default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 table:number-columns-repeated="5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style-name="ce54" office:value-type="string" calcext:value-type="string">
            <text:p>sopralluogo</text:p>
          </table:table-cell>
          <table:table-cell table:style-name="ce43" office:value-type="string" calcext:value-type="string">
            <text:p>Like N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istituto_circolo</text:p>
          </table:table-cell>
          <table:table-cell table:style-name="ce42"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richiesta_corret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chiusura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sopralluog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</table:table>
      <table:table table:name="form_elenco_sopralfatto" table:style-name="ta1" table:print-ranges="form_elenco_sopralfatto.A1:form_elenco_sopralfatto.J19">
        <table:table-column table:style-name="co34" table:default-cell-style-name="ce42"/>
        <table:table-column table:style-name="co35" table:default-cell-style-name="ce54"/>
        <table:table-column table:style-name="co8" table:default-cell-style-name="ce42"/>
        <table:table-column table:style-name="co36" table:default-cell-style-name="Default"/>
        <table:table-column table:style-name="co8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elenco_sopralluogo_fatto</text:p>
          </table:table-cell>
          <table:covered-table-cell table:style-name="ce1"/>
          <table:covered-table-cell table:style-name="Default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 table:number-columns-repeated="5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style-name="ce54" office:value-type="string" calcext:value-type="string">
            <text:p>sopralluogo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style-name="ce19" office:value-type="string" calcext:value-type="string">
            <text:p>data_sopralluogo</text:p>
          </table:table-cell>
          <table:table-cell office:value-type="string" calcext:value-type="string">
            <text:p>Beetwen – And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istituto_circolo</text:p>
          </table:table-cell>
          <table:table-cell table:style-name="ce42"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richiesta_corret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chiusura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sopralluog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sopralluogo</text:p>
          </table:table-cell>
          <table:table-cell table:style-name="ce19" office:value-type="string" calcext:value-type="string">
            <text:p>id_sopralluog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sopralluogo</text:p>
          </table:table-cell>
          <table:table-cell table:style-name="ce19" office:value-type="string" calcext:value-type="string">
            <text:p>data_sopralluog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sopralluogo</text:p>
          </table:table-cell>
          <table:table-cell table:style-name="ce19" office:value-type="string" calcext:value-type="string">
            <text:p>motivo_sopralluog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</table:table>
      <table:table table:name="form_elenco_chiusureno" table:style-name="ta1" table:print-ranges="form_elenco_chiusureno.A1:form_elenco_chiusureno.J16">
        <table:table-column table:style-name="co27" table:default-cell-style-name="ce42"/>
        <table:table-column table:style-name="co31" table:default-cell-style-name="ce54"/>
        <table:table-column table:style-name="co8" table:default-cell-style-name="ce42"/>
        <table:table-column table:style-name="co32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elenco_richieste_dachiudere</text:p>
          </table:table-cell>
          <table:covered-table-cell table:style-name="ce1"/>
          <table:covered-table-cell table:style-name="Default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 table:number-columns-repeated="5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N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style-name="ce54" office:value-type="string" calcext:value-type="string">
            <text:p>fine_istruttoria_data</text:p>
          </table:table-cell>
          <table:table-cell table:style-name="ce28" office:value-type="string" calcext:value-type="string">
            <text:p>&lt;now Or Null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istituto_circolo</text:p>
          </table:table-cell>
          <table:table-cell table:style-name="ce42"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chiusura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istruttoria_esit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fine_istruttoria_da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</table:table>
      <table:table table:name="form_elenco_chiusuresi" table:style-name="ta1" table:print-ranges="form_elenco_chiusuresi.A1:form_elenco_chiusuresi.J16">
        <table:table-column table:style-name="co19" table:default-cell-style-name="ce42"/>
        <table:table-column table:style-name="co40" table:default-cell-style-name="ce54"/>
        <table:table-column table:style-name="co8" table:default-cell-style-name="ce42"/>
        <table:table-column table:style-name="co41" table:default-cell-style-name="Default"/>
        <table:table-column table:style-name="co8" table:number-columns-repeated="3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orm_elenco_richieste_chiuse</text:p>
          </table:table-cell>
          <table:covered-table-cell table:style-name="ce1"/>
          <table:covered-table-cell table:style-name="Default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44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 table:number-columns-repeated="5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style-name="ce54" office:value-type="string" calcext:value-type="string">
            <text:p>fine_istruttoria_data</text:p>
          </table:table-cell>
          <table:table-cell table:style-name="ce42" office:value-type="string" calcext:value-type="string">
            <text:p>&lt;now Or Null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istituto_circolo</text:p>
          </table:table-cell>
          <table:table-cell table:style-name="ce42"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chiusura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istruttoria_esit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fine_istruttoria_da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</table:table>
      <table:table table:name="forme_elenco_dainviare" table:style-name="ta1" table:print-ranges="forme_elenco_dainviare.A1:forme_elenco_dainviare.J18">
        <table:table-column table:style-name="co23" table:default-cell-style-name="Default"/>
        <table:table-column table:style-name="co4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44" table:default-cell-style-name="ce20"/>
        <table:table-row table:style-name="ro1">
          <table:table-cell table:style-name="ce1" office:value-type="string" calcext:value-type="string" table:number-columns-spanned="10" table:number-rows-spanned="1">
            <text:p>Form_elenco_richieste_dainviare</text:p>
          </table:table-cell>
          <table:covered-table-cell table:style-name="ce1"/>
          <table:covered-table-cell table:number-columns-repeated="8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21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22" office:value-type="string" calcext:value-type="string">
            <text:p>criterio</text:p>
          </table:table-cell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plesso_codice</text:p>
          </table:table-cell>
          <table:table-cell table:style-name="ce42" office:value-type="string" calcext:value-type="string">
            <text:p>lettura</text:p>
          </table:table-cell>
          <table:table-cell table:number-columns-repeated="5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3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plesso_denominazione</text:p>
          </table:table-cell>
          <table:table-cell table:style-name="ce42" office:value-type="string" calcext:value-type="string">
            <text:p>lettura</text:p>
          </table:table-cell>
          <table:table-cell table:number-columns-repeated="4"/>
          <table:table-cell table:style-name="ce47"/>
          <table:table-cell table:style-name="ce54" office:value-type="string" calcext:value-type="string">
            <text:p>trasmissione_esito</text:p>
          </table:table-cell>
          <table:table-cell table:style-name="ce43" office:value-type="string" calcext:value-type="string">
            <text:p>Like “da trasmettere”</text:p>
          </table:table-cell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plesso_indirizzo</text:p>
          </table:table-cell>
          <table:table-cell table:style-name="ce42"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ordine_scolastico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plesso</text:p>
          </table:table-cell>
          <table:table-cell table:style-name="ce42" office:value-type="string" calcext:value-type="string">
            <text:p>tipo_gestione</text:p>
          </table:table-cell>
          <table:table-cell table:style-name="ce42"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istituto_circolo</text:p>
          </table:table-cell>
          <table:table-cell table:style-name="ce42" office:value-type="string" calcext:value-type="string">
            <text:p>ist.comp_circolo</text:p>
          </table:table-cell>
          <table:table-cell table:style-name="ce42"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data_ricezione</text:p>
          </table:table-cell>
          <table:table-cell table:style-name="ce42"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presa_carico</text:p>
          </table:table-cell>
          <table:table-cell table:style-name="ce42"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data_presa_carico</text:p>
          </table:table-cell>
          <table:table-cell table:style-name="ce42"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repertorio_richiesta</text:p>
          </table:table-cell>
          <table:table-cell table:style-name="ce42"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chiusura_richiesta</text:p>
          </table:table-cell>
          <table:table-cell table:style-name="ce42"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istruttoria_esito</text:p>
          </table:table-cell>
          <table:table-cell table:style-name="ce42"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fine_istruttoria_data</text:p>
          </table:table-cell>
          <table:table-cell table:style-name="ce42"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trasmissione_esito</text:p>
          </table:table-cell>
          <table:table-cell table:style-name="ce42"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richiesta_scuola</text:p>
          </table:table-cell>
          <table:table-cell table:style-name="ce54" office:value-type="string" calcext:value-type="string">
            <text:p>trasmissione_data</text:p>
          </table:table-cell>
          <table:table-cell table:style-name="ce42" office:value-type="string" calcext:value-type="string">
            <text:p>lettura</text:p>
          </table:table-cell>
          <table:table-cell table:number-columns-repeated="7"/>
        </table:table-row>
        <table:table-row table:style-name="ro2" table:number-rows-repeated="104855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m_elenco_inviate" table:style-name="ta1" table:print-ranges="form_elenco_inviate.A1:form_elenco_inviate.J18">
        <table:table-column table:style-name="co45" table:default-cell-style-name="ce42"/>
        <table:table-column table:style-name="co46" table:default-cell-style-name="ce54"/>
        <table:table-column table:style-name="co8" table:default-cell-style-name="ce42"/>
        <table:table-column table:style-name="co47" table:default-cell-style-name="Default"/>
        <table:table-column table:style-name="co8" table:number-columns-repeated="3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28" table:default-cell-style-name="ce20"/>
        <table:table-row table:style-name="ro1">
          <table:table-cell table:style-name="ce1" office:value-type="string" calcext:value-type="string" table:number-columns-spanned="10" table:number-rows-spanned="1">
            <text:p>Form_elenco_richieste_inviate</text:p>
          </table:table-cell>
          <table:covered-table-cell table:style-name="ce1"/>
          <table:covered-table-cell table:style-name="Default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3" table:number-rows-spanned="1">
            <text:p>dati identificativi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3" table:number-rows-spanned="1">
            <text:p>dati di dettaglio</text:p>
          </table:table-cell>
          <table:covered-table-cell table:style-name="ce2"/>
          <table:covered-table-cell table:style-name="ce44"/>
          <table:table-cell table:style-name="ce4"/>
          <table:table-cell table:style-name="ce2" office:value-type="string" calcext:value-type="string" table:number-columns-spanned="2" table:number-rows-spanned="1">
            <text:p>filtri</text:p>
          </table:table-cell>
          <table:covered-table-cell table:style-name="ce21"/>
        </table:table-row>
        <table:table-row table:style-name="ro2"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39" office:value-type="string" calcext:value-type="string">
            <text:p>Origine</text:p>
          </table:table-cell>
          <table:table-cell table:style-name="ce41" office:value-type="string" calcext:value-type="string">
            <text:p>campo</text:p>
          </table:table-cell>
          <table:table-cell table:style-name="ce39" office:value-type="string" calcext:value-type="string">
            <text:p>modalità</text:p>
          </table:table-cell>
          <table:table-cell table:style-name="ce29"/>
          <table:table-cell table:style-name="ce41" office:value-type="string" calcext:value-type="string">
            <text:p>campo</text:p>
          </table:table-cell>
          <table:table-cell table:style-name="ce22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 table:number-columns-repeated="5"/>
          <table:table-cell table:style-name="ce54" office:value-type="string" calcext:value-type="string">
            <text:p>chiusura_richiesta</text:p>
          </table:table-cell>
          <table:table-cell table:style-name="ce43" office:value-type="string" calcext:value-type="string">
            <text:p>Like Si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style-name="ce54" office:value-type="string" calcext:value-type="string">
            <text:p>trasmissione_esito</text:p>
          </table:table-cell>
          <table:table-cell table:style-name="ce43" office:value-type="string" calcext:value-type="string">
            <text:p>Like “trasmessa”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table:style-name="ce42"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table:style-name="ce46" table:number-columns-repeated="3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istituto_circolo</text:p>
          </table:table-cell>
          <table:table-cell table:style-name="ce42"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 table:number-columns-repeated="4"/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ricezione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data_presa_caric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repertorio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chiusura_richies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istruttoria_esit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fine_istruttoria_da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trasmissione_esito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office:value-type="string" calcext:value-type="string">
            <text:p>trasmissione_data</text:p>
          </table:table-cell>
          <table:table-cell office:value-type="string" calcext:value-type="string">
            <text:p>lettur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92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W4A-dati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4:39:08.27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9:33:12.029000000</meta:creation-date>
    <meta:generator>LibreOffice/6.4.1.2$Windows_X86_64 LibreOffice_project/4d224e95b98b138af42a64d84056446d09082932</meta:generator>
    <dc:date>2020-10-15T15:21:20.644000000</dc:date>
    <meta:editing-duration>PT4H28M37S</meta:editing-duration>
    <meta:editing-cycles>40</meta:editing-cycles>
    <meta:document-statistic meta:table-count="13" meta:cell-count="953" meta:object-count="0"/>
  </office:meta>
</office:document-meta>
</file>